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62.svm" manifest:media-type=""/>
  <manifest:file-entry manifest:full-path="Pictures/TablePreview61.svm" manifest:media-type=""/>
  <manifest:file-entry manifest:full-path="Pictures/TablePreview60.svm" manifest:media-type=""/>
  <manifest:file-entry manifest:full-path="Pictures/TablePreview59.svm" manifest:media-type=""/>
  <manifest:file-entry manifest:full-path="Pictures/TablePreview58.svm" manifest:media-type=""/>
  <manifest:file-entry manifest:full-path="Pictures/TablePreview57.svm" manifest:media-type=""/>
  <manifest:file-entry manifest:full-path="Pictures/TablePreview56.svm" manifest:media-type=""/>
  <manifest:file-entry manifest:full-path="Pictures/TablePreview55.svm" manifest:media-type=""/>
  <manifest:file-entry manifest:full-path="Pictures/TablePreview54.svm" manifest:media-type=""/>
  <manifest:file-entry manifest:full-path="Pictures/TablePreview53.svm" manifest:media-type=""/>
  <manifest:file-entry manifest:full-path="Pictures/TablePreview52.svm" manifest:media-type=""/>
  <manifest:file-entry manifest:full-path="Pictures/TablePreview51.svm" manifest:media-type=""/>
  <manifest:file-entry manifest:full-path="Pictures/TablePreview50.svm" manifest:media-type=""/>
  <manifest:file-entry manifest:full-path="Pictures/TablePreview49.svm" manifest:media-type=""/>
  <manifest:file-entry manifest:full-path="Pictures/TablePreview48.svm" manifest:media-type=""/>
  <manifest:file-entry manifest:full-path="Pictures/TablePreview47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6.svm" manifest:media-type=""/>
  <manifest:file-entry manifest:full-path="Pictures/TablePreview66.svm" manifest:media-type=""/>
  <manifest:file-entry manifest:full-path="Pictures/TablePreview4.svm" manifest:media-type=""/>
  <manifest:file-entry manifest:full-path="Pictures/TablePreview36.svm" manifest:media-type=""/>
  <manifest:file-entry manifest:full-path="Pictures/TablePreview15.svm" manifest:media-type=""/>
  <manifest:file-entry manifest:full-path="Pictures/TablePreview65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64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13.svm" manifest:media-type=""/>
  <manifest:file-entry manifest:full-path="Pictures/TablePreview63.svm" manifest:media-type=""/>
  <manifest:file-entry manifest:full-path="Pictures/TablePreview1.svm" manifest:media-type=""/>
  <manifest:file-entry manifest:full-path="Pictures/TablePreview33.svm" manifest:media-type=""/>
  <manifest:file-entry manifest:full-path="Pictures/TablePreview17.svm" manifest:media-type=""/>
  <manifest:file-entry manifest:full-path="Pictures/TablePreview67.svm" manifest:media-type=""/>
  <manifest:file-entry manifest:full-path="Pictures/TablePreview5.svm" manifest:media-type=""/>
  <manifest:file-entry manifest:full-path="Pictures/TablePreview37.svm" manifest:media-type=""/>
  <manifest:file-entry manifest:full-path="Pictures/TablePreview18.svm" manifest:media-type=""/>
  <manifest:file-entry manifest:full-path="Pictures/TablePreview68.svm" manifest:media-type=""/>
  <manifest:file-entry manifest:full-path="Pictures/TablePreview6.svm" manifest:media-type=""/>
  <manifest:file-entry manifest:full-path="Pictures/TablePreview38.svm" manifest:media-type=""/>
  <manifest:file-entry manifest:full-path="Pictures/TablePreview1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39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TablePreview27.svm" manifest:media-type="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8cm" style:use-optimal-column-width="false"/>
    </style:style>
    <style:style style:name="co2" style:family="table-column">
      <style:table-column-properties style:column-width="6.358cm" style:use-optimal-column-width="false"/>
    </style:style>
    <style:style style:name="co3" style:family="table-column">
      <style:table-column-properties style:column-width="6.124cm" style:use-optimal-column-width="false"/>
    </style:style>
    <style:style style:name="co4" style:family="table-column">
      <style:table-column-properties style:column-width="3.02cm" style:use-optimal-column-width="false"/>
    </style:style>
    <style:style style:name="ro1" style:family="table-row">
      <style:table-row-properties style:row-height="-3.7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fill-color="#ffffff"/>
      <style:paragraph-properties fo:text-align="start"/>
    </style:style>
    <style:style style:name="P1" style:family="paragraph">
      <style:paragraph-properties fo:margin-left="0cm" fo:margin-right="0cm" fo:margin-top="0.1cm" fo:margin-bottom="0cm" fo:text-indent="0cm"/>
    </style:style>
    <style:style style:name="P2" style:family="paragraph">
      <style:paragraph-properties fo:margin-left="2.491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top="0.1cm" fo:margin-bottom="0cm"/>
    </style:style>
    <style:style style:name="P7" style:family="paragraph">
      <loext:graphic-properties draw:fill="none" draw:fill-color="#ffffff"/>
      <style:paragraph-properties fo:margin-top="0.1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left="2.491cm" fo:margin-right="0cm" fo:margin-top="0cm" fo:margin-bottom="0cm" fo:text-align="start" fo:text-indent="0cm"/>
    </style:style>
    <style:style style:name="P13" style:family="paragraph">
      <style:paragraph-properties fo:margin-left="2.491cm" fo:margin-right="0cm" fo:margin-top="0.1cm" fo:margin-bottom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800000" style:font-name="Liberation Sans1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font-name="Liberation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200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2"><text:s text:c="2"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/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 Consider _start() function before main(). </text:p>
            <text:p text:style-name="P6">It has ebp 232 and it’s stack frame lies from downwards from 232. </text:p>
            <text:p text:style-name="P6">It is executing instructions from some diff address say 1000.<text:line-break/>2. Assume _start() calls main when esp was at 208 and eip had 2000. </text:p>
            <text:p text:style-name="P6">3. So this represents stack frame snapshot of _start() before calling the main() funcion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3000 (Changed)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"><text:span text:style-name="T2"><text:s text:c="2"/>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Prev ebp Address</text:p>
              </table:table-cell>
              <table:table-cell>
                <text:p>232</text:p>
              </table:table-cell>
            </table:table-row>
            <table:table-row table:style-name="ro2" table:default-cell-style-name="turquoise1">
              <table:table-cell>
                <text:p>Var 1</text:p>
              </table:table-cell>
              <table:table-cell>
                <text:p>228</text:p>
              </table:table-cell>
            </table:table-row>
            <table:table-row table:style-name="ro2" table:default-cell-style-name="turquoise2">
              <table:table-cell>
                <text:p>Var 2</text:p>
              </table:table-cell>
              <table:table-cell>
                <text:p>224</text:p>
              </table:table-cell>
            </table:table-row>
            <table:table-row table:style-name="ro2" table:default-cell-style-name="turquoise1">
              <table:table-cell>
                <text:p>Var 3</text:p>
              </table:table-cell>
              <table:table-cell>
                <text:p>220</text:p>
              </table:table-cell>
            </table:table-row>
            <table:table-row table:style-name="ro2" table:default-cell-style-name="turquoise2">
              <table:table-cell>
                <text:p>Var 4</text:p>
              </table:table-cell>
              <table:table-cell>
                <text:p>216</text:p>
              </table:table-cell>
            </table:table-row>
            <table:table-row table:style-name="ro2" table:default-cell-style-name="turquoise1">
              <table:table-cell>
                <text:p>Var 5</text:p>
              </table:table-cell>
              <table:table-cell>
                <text:p>212</text:p>
              </table:table-cell>
            </table:table-row>
            <table:table-row table:style-name="ro2" table:default-cell-style-name="turquoise2">
              <table:table-cell>
                <text:p>Var 6</text:p>
              </table:table-cell>
              <table:table-cell>
                <text:p>208</text:p>
              </table:table-cell>
            </table:table-row>
            <table:table-row table:style-name="ro2" table:default-cell-style-name="turquoise1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frame draw:style-name="gr2" draw:text-style-name="P7" draw:layer="layout" svg:width="13.8cm" svg:height="6.95cm" svg:x="1.4cm" svg:y="12cm">
          <draw:text-box>
            <text:p text:style-name="P6">1.Then _start() calls main() function.</text:p>
            <text:p text:style-name="P6">2. On executing call(), the esp is decremented by 4, and the address of next instruction i.e. <text:s/>2000 is pushed onto the stack for storing return address. This was saved in eip.</text:p>
            <text:p text:style-name="P6">3.After this the call to main() is made. eip changes now.</text:p>
            <text:p text:style-name="P6">4.This represents the stack snapshot after the call to main() is made.</text:p>
          </draw:text-box>
        </draw:frame>
        <draw:frame draw:style-name="gr3" draw:text-style-name="P8" draw:layer="layout" svg:width="3.2cm" svg:height="3.095cm" svg:x="13cm" svg:y="4.8cm">
          <draw:text-box>
            <text:p>Upper Frame for _start()</text:p>
          </draw:text-box>
        </draw:frame>
        <draw:line draw:style-name="gr4" draw:text-style-name="P9" draw:layer="layout" svg:x1="16.1cm" svg:y1="8.9cm" svg:x2="17.3cm" svg:y2="8.9cm">
          <text:p/>
        </draw:line>
        <draw:line draw:style-name="gr4" draw:text-style-name="P9" draw:layer="layout" svg:x1="16.1cm" svg:y1="3.2cm" svg:x2="17.3cm" svg:y2="3.2cm">
          <text:p/>
        </draw:line>
        <draw:line draw:style-name="gr5" draw:text-style-name="P9" draw:layer="layout" svg:x1="16.1cm" svg:y1="3.2cm" svg:x2="16.1cm" svg:y2="8.9cm">
          <text:p/>
        </draw:line>
        <draw:frame draw:style-name="gr1" draw:text-style-name="P8" draw:layer="layout" svg:width="3.4cm" svg:height="0.962cm" svg:x="11.6cm" svg:y="9.4cm">
          <draw:text-box>
            <text:p>From eip</text:p>
          </draw:text-box>
        </draw:frame>
        <draw:line draw:style-name="gr4" draw:text-style-name="P9" draw:layer="layout" svg:x1="15cm" svg:y1="9.8cm" svg:x2="17.2cm" svg:y2="9.8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/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7.svm" xlink:type="simple" xlink:show="embed" xlink:actuate="onLoad"/>
        </draw:frame>
        <draw:frame presentation:style-name="pr1" draw:text-style-name="P2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000</text:p>
              </table:table-cell>
              <table:table-cell>
                <text:p>204</text:p>
              </table:table-cell>
            </table:table-row>
            <table:table-row table:style-name="ro2" table:default-cell-style-name="turquoise1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2">
              <table:table-cell/>
              <table:table-cell>
                <text:p>196</text:p>
              </table:table-cell>
            </table:table-row>
            <table:table-row table:style-name="ro2" table:default-cell-style-name="turquoise1">
              <table:table-cell/>
              <table:table-cell>
                <text:p>192</text:p>
              </table:table-cell>
            </table:table-row>
            <table:table-row table:style-name="ro2" table:default-cell-style-name="turquoise2">
              <table:table-cell/>
              <table:table-cell>
                <text:p>188</text:p>
              </table:table-cell>
            </table:table-row>
            <table:table-row table:style-name="ro2" table:default-cell-style-name="turquoise1">
              <table:table-cell/>
              <table:table-cell>
                <text:p>184</text:p>
              </table:table-cell>
            </table:table-row>
            <table:table-row table:style-name="ro2" table:default-cell-style-name="turquoise2">
              <table:table-cell/>
              <table:table-cell>
                <text:p>180</text:p>
              </table:table-cell>
            </table:table-row>
            <table:table-row table:style-name="ro2" table:default-cell-style-name="turquoise1">
              <table:table-cell/>
              <table:table-cell>
                <text:p>176</text:p>
              </table:table-cell>
            </table:table-row>
            <table:table-row table:style-name="ro2" table:default-cell-style-name="turquoise2">
              <table:table-cell/>
              <table:table-cell>
                <text:p>172</text:p>
              </table:table-cell>
            </table:table-row>
            <table:table-row table:style-name="ro2" table:default-cell-style-name="turquoise1">
              <table:table-cell/>
              <table:table-cell>
                <text:p>168</text:p>
              </table:table-cell>
            </table:table-row>
            <table:table-row table:style-name="ro2" table:default-cell-style-name="turquoise2">
              <table:table-cell/>
              <table:table-cell>
                <text:p>16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5" draw:text-style-name="P9" draw:layer="layout" svg:x1="16.2cm" svg:y1="3cm" svg:x2="16.2cm" svg:y2="4.2cm">
          <text:p/>
        </draw:line>
        <draw:line draw:style-name="gr5" draw:text-style-name="P9" draw:layer="layout" svg:x1="16.2cm" svg:y1="5.2cm" svg:x2="16.2cm" svg:y2="7.2cm">
          <text:p/>
        </draw:line>
        <draw:line draw:style-name="gr4" draw:text-style-name="P9" draw:layer="layout" svg:x1="16.2cm" svg:y1="3cm" svg:x2="17cm" svg:y2="3cm">
          <text:p/>
        </draw:line>
        <draw:line draw:style-name="gr4" draw:text-style-name="P9" draw:layer="layout" svg:x1="16.2cm" svg:y1="4.2cm" svg:x2="17cm" svg:y2="4.2cm">
          <text:p/>
        </draw:line>
        <draw:line draw:style-name="gr4" draw:text-style-name="P9" draw:layer="layout" svg:x1="16.2cm" svg:y1="5.2cm" svg:x2="17.2cm" svg:y2="5.2cm">
          <text:p/>
        </draw:line>
        <draw:line draw:style-name="gr4" draw:text-style-name="P9" draw:layer="layout" svg:x1="16.2cm" svg:y1="7.2cm" svg:x2="17.2cm" svg:y2="7.2cm">
          <text:p/>
        </draw:line>
        <draw:frame draw:style-name="gr7" draw:text-style-name="P8" draw:layer="layout" svg:width="4.4cm" svg:height="1.673cm" svg:x="11.4cm" svg:y="2.8cm">
          <draw:text-box>
            <text:p>Return addr &amp; prev ebp</text:p>
          </draw:text-box>
        </draw:frame>
        <draw:frame draw:style-name="gr8" draw:text-style-name="P8" draw:layer="layout" svg:width="4.2cm" svg:height="2.384cm" svg:x="11.6cm" svg:y="5.2cm">
          <draw:text-box>
            <text:p>Lower Frame for main()</text:p>
          </draw:text-box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3">sub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3">movl</text:span><text:span text:style-name="T3"><text:tab/></text:span><text:span text:style-name="T3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</text:span><text:span text:style-name="T1">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3">movl</text:span><text:span text:style-name="T3"><text:tab/></text:span><text:span text:style-name="T3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/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3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1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3">leal</text:span><text:span text:style-name="T3"><text:tab/></text:span><text:span text:style-name="T3"><text:tab/></text:span><text:span text:style-name="T3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3">pushl</text:span><text:span text:style-name="T3"><text:tab/></text:span><text:span text:style-name="T3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3">call</text:span><text:span text:style-name="T3"><text:tab/></text:span><text:span text:style-name="T3"><text:tab/></text:span><text:span text:style-name="T3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08 (Ret Addr)</text:p>
              </table:table-cell>
            </table:table-row>
          </table:table>
          <draw:image xlink:href="Pictures/TablePreview2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3">pushl</text:span><text:span text:style-name="T3"><text:tab/></text:span><text:span text:style-name="T3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 <text:s text:c="17"/>//Address 1000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 <text:s text:c="10"/>//Return Address 1008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draw:line draw:style-name="gr4" draw:text-style-name="P9" draw:layer="layout" svg:x1="16.4cm" svg:y1="8.2cm" svg:x2="17.2cm" svg:y2="8.2cm">
          <text:p/>
        </draw:line>
        <draw:line draw:style-name="gr5" draw:text-style-name="P9" draw:layer="layout" svg:x1="16.4cm" svg:y1="8.2cm" svg:x2="16.4cm" svg:y2="19.8cm">
          <text:p/>
        </draw:line>
        <draw:line draw:style-name="gr5" draw:text-style-name="P9" draw:layer="layout" svg:x1="17.242cm" svg:y1="19.8cm" svg:x2="16.4cm" svg:y2="19.8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3000 (Changed)</text:p>
              </table:table-cell>
            </table:table-row>
          </table:table>
          <draw:image xlink:href="Pictures/TablePreview2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3">movl</text:span><text:span text:style-name="T3"><text:tab/></text:span><text:span text:style-name="T3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2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3">subl <text:s/></text:span><text:span text:style-name="T3"><text:tab/></text:span><text:span text:style-name="T3"><text:tab/></text:span><text:span text:style-name="T3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3">movl</text:span><text:span text:style-name="T3"><text:tab/></text:span><text:span text:style-name="T3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3">movl</text:span><text:span text:style-name="T3"><text:tab/></text:span><text:span text:style-name="T3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/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3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3">movl</text:span><text:span text:style-name="T3"><text:tab/></text:span><text:span text:style-name="T3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2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3">movl</text:span><text:span text:style-name="T3"><text:tab/></text:span><text:span text:style-name="T3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2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1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2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2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3">movl</text:span><text:span text:style-name="T3"><text:tab/></text:span><text:span text:style-name="T3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2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3">movl</text:span><text:span text:style-name="T3"><text:tab/></text:span><text:span text:style-name="T3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4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3">movl</text:span><text:span text:style-name="T3"><text:tab/></text:span><text:span text:style-name="T3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2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3">leave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176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76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5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 <text:s text:c="29"/>//movl %ebp, %esp</text:span></text:p>
            <text:p text:style-name="P12"><text:span text:style-name="T3"><text:s text:c="39"/></text:span><text:span text:style-name="T3">//popl %ebp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>
                <text:p>200</text:p>
              </table:table-cell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4000</text:p>
              </table:table-cell>
            </table:table-row>
          </table:table>
          <draw:image xlink:href="Pictures/TablePreview5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 <text:s text:c="29"/>//movl %ebp, %esp</text:span></text:p>
            <text:p text:style-name="P12"><text:span text:style-name="T3"><text:s text:c="39"/></text:span><text:span text:style-name="T4">//popl %ebp</text:span></text:p>
            <text:p text:style-name="P12"><text:span text:style-name="T3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>
                <text:p>1008</text:p>
              </table:table-cell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8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08</text:p>
              </table:table-cell>
            </table:table-row>
          </table:table>
          <draw:image xlink:href="Pictures/TablePreview5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 <text:s text:c="29"/>//movl %ebp, %esp</text:span></text:p>
            <text:p text:style-name="P12"><text:span text:style-name="T3"><text:s text:c="39"/></text:span><text:span text:style-name="T4">//popl %ebp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3">addl</text:span><text:span text:style-name="T3"><text:tab/></text:span><text:span text:style-name="T3"> </text:span><text:span text:style-name="T3"><text:tab/></text:span><text:span text:style-name="T3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>
                <text:p>196</text:p>
              </table:table-cell>
              <table:table-cell>
                <text:p>188</text:p>
              </table:table-cell>
            </table:table-row>
            <table:table-row table:style-name="ro2" table:default-cell-style-name="turquoise2">
              <table:table-cell>
                <text:p>192</text:p>
              </table:table-cell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196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1016</text:p>
              </table:table-cell>
            </table:table-row>
          </table:table>
          <draw:image xlink:href="Pictures/TablePreview59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 <text:s text:c="29"/>//movl %ebp, %esp</text:span></text:p>
            <text:p text:style-name="P12"><text:span text:style-name="T3"><text:s text:c="39"/></text:span><text:span text:style-name="T4">//popl %ebp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4">add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3">movl</text:span><text:span text:style-name="T3"><text:tab/></text:span><text:span text:style-name="T3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192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61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 <text:s text:c="29"/>//movl %ebp, %esp</text:span></text:p>
            <text:p text:style-name="P12"><text:span text:style-name="T3"><text:s text:c="39"/></text:span><text:span text:style-name="T4">//popl %ebp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4">add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0, %eax</text:span></text:p>
            <text:p text:style-name="P12"><text:span text:style-name="T3">leave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>
                <text:p>10</text:p>
              </table:table-cell>
              <table:table-cell>
                <text:p>196</text:p>
              </table:table-cell>
            </table:table-row>
            <table:table-row table:style-name="ro2" table:default-cell-style-name="turquoise2">
              <table:table-cell>
                <text:p>20</text:p>
              </table:table-cell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00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0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63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4">add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0, %eax</text:span></text:p>
            <text:p text:style-name="P12"><text:span text:style-name="T4">leave <text:s text:c="29"/>//movl %ebp, %esp</text:span></text:p>
            <text:p text:style-name="P12"><text:span text:style-name="T3"><text:s text:c="37"/></text:span><text:span text:style-name="T5"><text:s text:c="2"/></text:span><text:span text:style-name="T5">//popl %ebp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>
                <text:p>232</text:p>
              </table:table-cell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4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/>
            </table:table-row>
          </table:table>
          <draw:image xlink:href="Pictures/TablePreview65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4">add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0, %eax</text:span></text:p>
            <text:p text:style-name="P12"><text:span text:style-name="T4">leave <text:s text:c="29"/>//movl %ebp, %esp</text:span></text:p>
            <text:p text:style-name="P12"><text:span text:style-name="T3"><text:s text:c="37"/></text:span><text:span text:style-name="T5"><text:s text:c="2"/></text:span><text:span text:style-name="T4">//popl %ebp</text:span></text:p>
            <text:p text:style-name="P12"><text:span text:style-name="T3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5">
        <office:forms form:automatic-focus="false" form:apply-design-mode="false"/>
        <draw:frame draw:style-name="standard" draw:layer="layout" svg:width="9.157cm" svg:height="4.859cm" svg:x="17.242cm" svg:y="15.51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ebp</text:span></text:p>
              </table:table-cell>
              <table:table-cell table:style-name="sun3">
                <text:p>232</text:p>
              </table:table-cell>
            </table:table-row>
            <table:table-row table:style-name="ro2">
              <table:table-cell table:style-name="ce1">
                <text:p><text:span text:style-name="T1">esp</text:span></text:p>
              </table:table-cell>
              <table:table-cell table:style-name="sun2">
                <text:p>208</text:p>
              </table:table-cell>
            </table:table-row>
            <table:table-row table:style-name="ro2">
              <table:table-cell table:style-name="ce1">
                <text:p><text:span text:style-name="T1">eax</text:span></text:p>
              </table:table-cell>
              <table:table-cell table:style-name="sun1">
                <text:p>0</text:p>
              </table:table-cell>
            </table:table-row>
            <table:table-row table:style-name="ro2">
              <table:table-cell table:style-name="ce1">
                <text:p><text:span text:style-name="T1">edx</text:span></text:p>
              </table:table-cell>
              <table:table-cell table:style-name="sun2">
                <text:p>10</text:p>
              </table:table-cell>
            </table:table-row>
            <table:table-row table:style-name="ro2">
              <table:table-cell table:style-name="ce1">
                <text:p><text:span text:style-name="T1">eip</text:span></text:p>
              </table:table-cell>
              <table:table-cell table:style-name="sun1">
                <text:p>_fini() address</text:p>
              </table:table-cell>
            </table:table-row>
          </table:table>
          <draw:image xlink:href="Pictures/TablePreview67.svm" xlink:type="simple" xlink:show="embed" xlink:actuate="onLoad"/>
        </draw:frame>
        <draw:frame presentation:style-name="pr1" draw:text-style-name="P13" draw:layer="layout" svg:width="15cm" svg:height="19.2cm" svg:x="1.4cm" svg:y="0.8cm" presentation:class="outline" presentation:user-transformed="true">
          <draw:text-box>
            <text:p text:style-name="P11"><text:span text:style-name="T3">swap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 <text:s/></text:span><text:span text:style-name="T4"><text:tab/></text:span><text:span text:style-name="T4"><text:tab/></text:span><text:span text:style-name="T4">$4, %esp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(%eax), %eax</text:span></text:p>
            <text:p text:style-name="P12"><text:span text:style-name="T4">movl</text:span><text:span text:style-name="T4"><text:tab/></text:span><text:span text:style-name="T4">%eax, -4(%ebp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(%eax), %edx</text:span></text:p>
            <text:p text:style-name="P12"><text:span text:style-name="T4">movl</text:span><text:span text:style-name="T4"><text:tab/></text:span><text:span text:style-name="T4">8(%ebp), %ea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movl</text:span><text:span text:style-name="T4"><text:tab/></text:span><text:span text:style-name="T4">12(%ebp), %eax</text:span></text:p>
            <text:p text:style-name="P12"><text:span text:style-name="T4">movl</text:span><text:span text:style-name="T4"><text:tab/></text:span><text:span text:style-name="T4">-4(%ebp), %edx</text:span></text:p>
            <text:p text:style-name="P12"><text:span text:style-name="T4">movl</text:span><text:span text:style-name="T4"><text:tab/></text:span><text:span text:style-name="T4">%edx, (%eax)</text:span></text:p>
            <text:p text:style-name="P12"><text:span text:style-name="T4">leave</text:span></text:p>
            <text:p text:style-name="P12"><text:span text:style-name="T4">ret</text:span></text:p>
            <text:p text:style-name="P11"><text:span text:style-name="T3"/></text:p>
            <text:p text:style-name="P11"><text:span text:style-name="T3">main:</text:span><text:span text:style-name="T3"><text:tab/></text:span><text:span text:style-name="T4">pushl</text:span><text:span text:style-name="T4"><text:tab/></text:span><text:span text:style-name="T4">%ebp</text:span></text:p>
            <text:p text:style-name="P12"><text:span text:style-name="T4">movl</text:span><text:span text:style-name="T4"><text:tab/></text:span><text:span text:style-name="T4">%esp, %ebp</text:span></text:p>
            <text:p text:style-name="P12"><text:span text:style-name="T4">sub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10, -8(%ebp)</text:span></text:p>
            <text:p text:style-name="P12"><text:span text:style-name="T4">movl</text:span><text:span text:style-name="T4"><text:tab/></text:span><text:span text:style-name="T4">$20, -4(%ebp)</text:span></text:p>
            <text:p text:style-name="P12"><text:span text:style-name="T4">leal <text:s text:c="7"/>-4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leal</text:span><text:span text:style-name="T4"><text:tab/></text:span><text:span text:style-name="T4"><text:tab/></text:span><text:span text:style-name="T4"> <text:s text:c="5"/>-8(%ebp), %eax</text:span></text:p>
            <text:p text:style-name="P12"><text:span text:style-name="T4">pushl</text:span><text:span text:style-name="T4"><text:tab/></text:span><text:span text:style-name="T4">%eax</text:span></text:p>
            <text:p text:style-name="P12"><text:span text:style-name="T4">call</text:span><text:span text:style-name="T4"><text:tab/></text:span><text:span text:style-name="T4"><text:tab/></text:span><text:span text:style-name="T4"> <text:s text:c="6"/>swap</text:span></text:p>
            <text:p text:style-name="P12"><text:span text:style-name="T4">addl</text:span><text:span text:style-name="T4"><text:tab/></text:span><text:span text:style-name="T4"> </text:span><text:span text:style-name="T4"><text:tab/></text:span><text:span text:style-name="T4">$8, %esp</text:span></text:p>
            <text:p text:style-name="P12"><text:span text:style-name="T4">movl</text:span><text:span text:style-name="T4"><text:tab/></text:span><text:span text:style-name="T4">$0, %eax</text:span></text:p>
            <text:p text:style-name="P12"><text:span text:style-name="T4">leave <text:s text:c="29"/>//movl %ebp, %esp</text:span></text:p>
            <text:p text:style-name="P12"><text:span text:style-name="T3"><text:s text:c="37"/></text:span><text:span text:style-name="T5"><text:s text:c="2"/></text:span><text:span text:style-name="T4">//popl %ebp</text:span></text:p>
            <text:p text:style-name="P12"><text:span text:style-name="T4">ret</text:span></text:p>
          </draw:text-box>
        </draw:frame>
        <draw:frame draw:style-name="standard" draw:layer="layout" svg:width="9.143cm" svg:height="11.663cm" svg:x="17.2cm" svg:y="1.733cm" presentation:class="table" presentation:user-transformed="true">
          <table:table table:template-name="turquoise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3">Stack Content</text:p>
              </table:table-cell>
              <table:table-cell>
                <text:p text:style-name="P3">Address</text:p>
              </table:table-cell>
            </table:table-row>
            <table:table-row table:style-name="ro2" table:default-cell-style-name="turquoise2">
              <table:table-cell/>
              <table:table-cell>
                <text:p>200</text:p>
              </table:table-cell>
            </table:table-row>
            <table:table-row table:style-name="ro2" table:default-cell-style-name="turquoise1">
              <table:table-cell/>
              <table:table-cell>
                <text:p>196</text:p>
              </table:table-cell>
            </table:table-row>
            <table:table-row table:style-name="ro2" table:default-cell-style-name="turquoise2">
              <table:table-cell/>
              <table:table-cell>
                <text:p>192</text:p>
              </table:table-cell>
            </table:table-row>
            <table:table-row table:style-name="ro2" table:default-cell-style-name="turquoise1">
              <table:table-cell/>
              <table:table-cell>
                <text:p>188</text:p>
              </table:table-cell>
            </table:table-row>
            <table:table-row table:style-name="ro2" table:default-cell-style-name="turquoise2">
              <table:table-cell/>
              <table:table-cell>
                <text:p>184</text:p>
              </table:table-cell>
            </table:table-row>
            <table:table-row table:style-name="ro2" table:default-cell-style-name="turquoise1">
              <table:table-cell/>
              <table:table-cell>
                <text:p>180</text:p>
              </table:table-cell>
            </table:table-row>
            <table:table-row table:style-name="ro2" table:default-cell-style-name="turquoise2">
              <table:table-cell/>
              <table:table-cell>
                <text:p>176</text:p>
              </table:table-cell>
            </table:table-row>
            <table:table-row table:style-name="ro2" table:default-cell-style-name="turquoise1">
              <table:table-cell/>
              <table:table-cell>
                <text:p>172</text:p>
              </table:table-cell>
            </table:table-row>
            <table:table-row table:style-name="ro2" table:default-cell-style-name="turquoise2">
              <table:table-cell/>
              <table:table-cell>
                <text:p>168</text:p>
              </table:table-cell>
            </table:table-row>
            <table:table-row table:style-name="ro2" table:default-cell-style-name="turquoise1">
              <table:table-cell/>
              <table:table-cell>
                <text:p>164</text:p>
              </table:table-cell>
            </table:table-row>
            <table:table-row table:style-name="ro2" table:default-cell-style-name="turquoise2">
              <table:table-cell/>
              <table:table-cell>
                <text:p>160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1" draw:text-style-name="P5" draw:layer="layout" svg:width="9.2cm" svg:height="0.962cm" svg:x="17.1cm" svg:y="0.4cm">
          <draw:text-box>
            <text:p text:style-name="P4">Stack Usage</text:p>
          </draw:text-box>
        </draw:frame>
        <draw:frame draw:style-name="gr1" draw:text-style-name="P5" draw:layer="layout" svg:width="9.2cm" svg:height="0.962cm" svg:x="17.2cm" svg:y="14cm">
          <draw:text-box>
            <text:p text:style-name="P4">Register Usag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5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2:16:29.177619474</meta:creation-date>
    <dc:date>2017-12-18T12:31:43.512992278</dc:date>
    <meta:editing-duration>PT3H7M58S</meta:editing-duration>
    <meta:editing-cycles>77</meta:editing-cycles>
    <meta:generator>LibreOffice/5.1.6.2$Linux_x86 LibreOffice_project/10m0$Build-2</meta:generator>
    <meta:document-statistic meta:object-count="282"/>
  </office:meta>
</office:document-meta>
</file>